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style:font-name="Ubuntu Mono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Ubuntu Mono" fo:font-size="14pt" style:font-size-asian="14pt" style:font-size-complex="14pt"/>
    </style:style>
    <style:style style:name="P7" style:family="paragraph">
      <style:text-properties style:font-name="Ubuntu Mono"/>
    </style:style>
    <style:style style:name="P8" style:family="paragraph">
      <loext:graphic-properties draw:fill="none" draw:fill-color="#ffffff"/>
      <style:text-properties style:font-name="Ubuntu Mono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ff8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7.012cm" svg:x2="7.667cm" svg:y2="7.012cm">
          <text:p/>
        </draw:line>
        <draw:line draw:style-name="gr2" draw:text-style-name="P2" draw:layer="layout" svg:x1="1.952cm" svg:y1="7.012cm" svg:x2="1.952cm" svg:y2="5.425cm">
          <text:p/>
        </draw:line>
        <draw:frame draw:style-name="gr3" draw:text-style-name="P4" draw:layer="layout" svg:width="1.587cm" svg:height="1.124cm" svg:x="14.018cm" svg:y="7.178cm">
          <draw:text-box>
            <text:p text:style-name="P3"><text:span text:style-name="T1">time</text:span></text:p>
          </draw:text-box>
        </draw:frame>
        <draw:frame draw:style-name="gr4" draw:text-style-name="P4" draw:layer="layout" svg:width="0.635cm" svg:height="0.806cm" svg:x="1.635cm" svg:y="7.159cm">
          <draw:text-box>
            <text:p text:style-name="P3"><text:span text:style-name="T1">0</text:span></text:p>
          </draw:text-box>
        </draw:frame>
        <draw:frame draw:style-name="gr5" draw:text-style-name="P6" draw:layer="layout" svg:width="9.207cm" svg:height="1.243cm" svg:x="4.175cm" svg:y="1.662cm">
          <draw:text-box>
            <text:p text:style-name="P5"><text:span text:style-name="T2">fmap :: (a -&gt; b) -&gt; Evt a -&gt; Evt b</text:span></text:p>
            <text:p text:style-name="P5"><text:span text:style-name="T2">fmap f evt =</text:span></text:p>
          </draw:text-box>
        </draw:frame>
        <draw:line draw:style-name="gr2" draw:text-style-name="P2" draw:layer="layout" svg:x1="3.54cm" svg:y1="7.012cm" svg:x2="3.54cm" svg:y2="4.79cm">
          <text:p/>
        </draw:line>
        <draw:line draw:style-name="gr2" draw:text-style-name="P2" draw:layer="layout" svg:x1="5.445cm" svg:y1="7.012cm" svg:x2="5.445cm" svg:y2="5.425cm">
          <text:p/>
        </draw:line>
        <draw:line draw:style-name="gr2" draw:text-style-name="P2" draw:layer="layout" svg:x1="6.715cm" svg:y1="7.012cm" svg:x2="6.715cm" svg:y2="4.79cm">
          <text:p/>
        </draw:line>
        <draw:line draw:style-name="gr1" draw:text-style-name="P1" draw:layer="layout" svg:x1="9.573cm" svg:y1="7.012cm" svg:x2="15.287cm" svg:y2="7.012cm">
          <text:p/>
        </draw:line>
        <draw:line draw:style-name="gr6" draw:text-style-name="P2" draw:layer="layout" svg:x1="9.572cm" svg:y1="7.012cm" svg:x2="9.572cm" svg:y2="5.425cm">
          <text:p/>
        </draw:line>
        <draw:frame draw:style-name="gr4" draw:text-style-name="P4" draw:layer="layout" svg:width="0.635cm" svg:height="0.806cm" svg:x="9.255cm" svg:y="7.159cm">
          <draw:text-box>
            <text:p text:style-name="P3"><text:span text:style-name="T1">0</text:span></text:p>
          </draw:text-box>
        </draw:frame>
        <draw:line draw:style-name="gr6" draw:text-style-name="P2" draw:layer="layout" svg:x1="11.16cm" svg:y1="7.012cm" svg:x2="11.16cm" svg:y2="4.79cm">
          <text:p/>
        </draw:line>
        <draw:line draw:style-name="gr6" draw:text-style-name="P2" draw:layer="layout" svg:x1="13.065cm" svg:y1="7.012cm" svg:x2="13.065cm" svg:y2="5.425cm">
          <text:p/>
        </draw:line>
        <draw:line draw:style-name="gr6" draw:text-style-name="P2" draw:layer="layout" svg:x1="14.335cm" svg:y1="7.012cm" svg:x2="14.335cm" svg:y2="4.79cm">
          <text:p/>
        </draw:line>
        <draw:frame draw:style-name="gr7" draw:text-style-name="P8" draw:layer="layout" svg:width="1.588cm" svg:height="0.747cm" svg:x="7.032cm" svg:y="3.408cm">
          <draw:text-box>
            <text:p text:style-name="P7"><text:span text:style-name="T2">f </text:span><text:span text:style-name="T2">:</text:span><text:span text:style-name="T2">:</text:span></text:p>
          </draw:text-box>
        </draw:frame>
        <draw:custom-shape draw:style-name="gr8" draw:text-style-name="P9" draw:layer="layout" svg:width="0.318cm" svg:height="0.318cm" svg:x="8.544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588cm" svg:height="0.747cm" svg:x="8.937cm" svg:y="3.408cm">
          <draw:text-box>
            <text:p text:style-name="P5"><text:span text:style-name="T2">-&gt;</text:span></text:p>
          </draw:text-box>
        </draw:frame>
        <draw:custom-shape draw:style-name="gr9" draw:text-style-name="P10" draw:layer="layout" svg:width="0.318cm" svg:height="0.318cm" svg:x="9.89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3:07:52.980406421</dc:date>
    <meta:editing-duration>PT18M30S</meta:editing-duration>
    <meta:editing-cycles>6</meta:editing-cycles>
    <meta:generator>LibreOffice/7.2.5.2.0$Linux_X86_64 LibreOffice_project/711f8d38e9451cd2fd39b6963d2a3fc166f04cb1</meta:generator>
    <meta:document-statistic meta:object-count="18"/>
  </office:meta>
</office:document-meta>
</file>